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surm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ches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Shaft Diameter</text:p>
          </table:table-cell>
          <table:table-cell office:value-type="float" office:value="0.873" calcext:value-type="float">
            <text:p>0.873</text:p>
          </table:table-cell>
          <table:table-cell table:formula="of:=25.4*[.B3]" office:value-type="float" office:value="22.1742" calcext:value-type="float">
            <text:p>22.174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.837" calcext:value-type="float">
            <text:p>3.837</text:p>
          </table:table-cell>
          <table:table-cell table:formula="of:=25.4*[.B4]" office:value-type="float" office:value="97.4598" calcext:value-type="float">
            <text:p>97.45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.301" calcext:value-type="float">
            <text:p>4.301</text:p>
          </table:table-cell>
          <table:table-cell table:formula="of:=25.4*[.B5]" office:value-type="float" office:value="109.2454" calcext:value-type="float">
            <text:p>109.245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formula="of:=25.4*[.B6]" office:value-type="float" office:value="8.636" calcext:value-type="float">
            <text:p>8.63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.867" calcext:value-type="float">
            <text:p>2.867</text:p>
          </table:table-cell>
          <table:table-cell table:formula="of:=25.4*[.B7]" office:value-type="float" office:value="72.8218" calcext:value-type="float">
            <text:p>72.821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.58" calcext:value-type="float">
            <text:p>3.58</text:p>
          </table:table-cell>
          <table:table-cell table:formula="of:=25.4*[.B8]" office:value-type="float" office:value="90.932" calcext:value-type="float">
            <text:p>90.93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.847" calcext:value-type="float">
            <text:p>2.847</text:p>
          </table:table-cell>
          <table:table-cell table:formula="of:=25.4*[.B9]" office:value-type="float" office:value="72.3138" calcext:value-type="float">
            <text:p>72.313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.87" calcext:value-type="float">
            <text:p>5.87</text:p>
          </table:table-cell>
          <table:table-cell table:formula="of:=25.4*[.B10]" office:value-type="float" office:value="149.098" calcext:value-type="float">
            <text:p>149.09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.127" calcext:value-type="float">
            <text:p>6.127</text:p>
          </table:table-cell>
          <table:table-cell table:formula="of:=25.4*[.B11]" office:value-type="float" office:value="155.6258" calcext:value-type="float">
            <text:p>155.62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Shaft Radious</text:p>
          </table:table-cell>
          <table:table-cell table:formula="of:=[.C3]/2" office:value-type="float" office:value="11.0871" calcext:value-type="float">
            <text:p>11.0871</text:p>
          </table:table-cell>
          <table:table-cell/>
        </table:table-row>
        <table:table-row table:style-name="ro1">
          <table:table-cell office:value-type="string" calcext:value-type="string">
            <text:p>Cutout Radious</text:p>
          </table:table-cell>
          <table:table-cell table:formula="of:=[.C4]-[.B14]" office:value-type="float" office:value="86.3727" calcext:value-type="float">
            <text:p>86.3727</text:p>
          </table:table-cell>
          <table:table-cell/>
        </table:table-row>
        <table:table-row table:style-name="ro1">
          <table:table-cell office:value-type="string" calcext:value-type="string">
            <text:p>Hole Radius</text:p>
          </table:table-cell>
          <table:table-cell table:formula="of:=[.C6]/2" office:value-type="float" office:value="4.318" calcext:value-type="float">
            <text:p>4.318</text:p>
          </table:table-cell>
          <table:table-cell/>
        </table:table-row>
        <table:table-row table:style-name="ro1">
          <table:table-cell office:value-type="string" calcext:value-type="string">
            <text:p>Hole Center Raius</text:p>
          </table:table-cell>
          <table:table-cell table:formula="of:=[.C5]+[.B16]-[.B14]" office:value-type="float" office:value="102.4763" calcext:value-type="float">
            <text:p>102.4763</text:p>
          </table:table-cell>
          <table:table-cell/>
        </table:table-row>
        <table:table-row table:style-name="ro1">
          <table:table-cell office:value-type="string" calcext:value-type="string">
            <text:p>TL-TR center dist</text:p>
          </table:table-cell>
          <table:table-cell table:formula="of:=[.C11]+[.B16]*2" office:value-type="float" office:value="164.2618" calcext:value-type="float">
            <text:p>164.2618</text:p>
          </table:table-cell>
          <table:table-cell/>
        </table:table-row>
        <table:table-row table:style-name="ro1">
          <table:table-cell office:value-type="string" calcext:value-type="string">
            <text:p>TR-BR center dist</text:p>
          </table:table-cell>
          <table:table-cell table:formula="of:=[.C10]+2*[.B16]" office:value-type="float" office:value="157.734" calcext:value-type="float">
            <text:p>157.7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20:03:45.450856337</meta:creation-date>
    <dc:date>2015-05-03T17:29:55.156607967</dc:date>
    <meta:editing-duration>PT21H10M59S</meta:editing-duration>
    <meta:editing-cycles>1</meta:editing-cycles>
    <meta:document-statistic meta:table-count="1" meta:cell-count="43" meta:object-count="0"/>
    <meta:generator>LibreOffice/4.2.7.2$Linux_X86_64 LibreOffice_project/420m0$Build-2</meta:generator>
  </office:meta>
</office:document-meta>
</file>